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cm" fo:margin-right="0.476cm" fo:text-indent="0cm" style:auto-text-indent="false">
        <style:tab-stops>
          <style:tab-stop style:position="8.5cm" style:type="center"/>
          <style:tab-stop style:position="17cm" style:type="right" style:leader-style="solid" style:leader-text="_"/>
        </style:tab-stops>
      </style:paragraph-properties>
    </style:style>
    <style:style style:name="P2" style:family="paragraph" style:parent-style-name="Standard">
      <style:paragraph-properties fo:break-before="page"/>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éfinir l'analyse fonctionnelle, ses différentes phases/étapes</text:p>
      <text:p text:style-name="Standard"/>
      <text:p text:style-name="P2">B. Définir le schéma bloc fonctionnel, le diagramme de fiabilité, l'organigramme de dépannage, l'arbre des défaillances. Citez les principales différenc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 Définir l'AMDEC</text:p>
      <text:p text:style-name="Standard"/>
      <text:p text:style-name="Standard"/>
      <text:p text:style-name="Standard"/>
      <text:p text:style-name="Standard"/>
      <text:p text:style-name="Standard"/>
      <text:p text:style-name="Standard"/>
      <text:p text:style-name="Standard"/>
      <text:p text:style-name="Standard"/>
      <text:p text:style-name="Standard">D. Domaines d'application de l'AMDEC (3)</text:p>
      <text:p text:style-name="Standard"/>
      <text:p text:style-name="Standard"/>
      <text:p text:style-name="Standard"/>
      <text:p text:style-name="Standard"/>
      <text:p text:style-name="Standard"/>
      <text:p text:style-name="Standard"/>
      <text:p text:style-name="Standard"/>
      <text:p text:style-name="Standard">E. Mise en place – Démarche (AMDE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F. Liste des colonnes – définir chaque colonne en partant de la chaîne de la défaillance pour illustrer les colonnes (partir d'un exemple d'événement initiateur jusqu'à la conséquence sur l'utilisateur, le système, le sous-ensemble par exemp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 Pourquoi l'AMDEC doit-elle rester une démarche de conception : que peut-on faire en exploit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1. Analyse fonctionnelle d'une machine à faire le café  : Besoin (Bête à corne), Situation de vie, Analyse fonctionnelle externe de la situation de vie. En déduire les Fonctions principales et contraintes. Pour la suite de l'exercice, on vous donnera l'AF externe pour continuer par une analyse inter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476cm" fo:text-indent="0cm" style:auto-text-indent="false">
        <style:tab-stops>
          <style:tab-stop style:position="8.5cm" style:type="center"/>
          <style:tab-stop style:position="17cm" style:type="right" style:leader-style="solid" style:leader-text="_"/>
        </style:tab-stops>
      </style:paragraph-properties>
    </style:style>
    <style:page-layout style:name="Mpm1">
      <style:page-layout-properties fo:page-width="21.001cm" fo:page-height="29.7cm" style:num-format="1" style:print-orientation="portrait" fo:margin-top="2.499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TAM-2013-10-25-M52<text:tab/>NOM :<text:tab/> <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10-25T08:09:15.17</dc:date>
    <meta:editing-duration>PT52M36S</meta:editing-duration>
    <meta:editing-cycles>5</meta:editing-cycles>
    <meta:generator>OpenOffice.org/3.3$Win32 OpenOffice.org_project/330m20$Build-9567</meta:generator>
    <meta:document-statistic meta:table-count="0" meta:image-count="0" meta:object-count="0" meta:page-count="4" meta:paragraph-count="9" meta:word-count="147" meta:character-count="991"/>
    <dc:creator>Franck OURION</dc:creator>
  </office:meta>
</office:document-meta>
</file>